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Roboto" svg:font-family="Roboto, 'Segoe UI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7.213cm" table:align="left"/>
    </style:style>
    <style:style style:name="Πίνακας1.A" style:family="table-column">
      <style:table-column-properties style:column-width="4.011cm"/>
    </style:style>
    <style:style style:name="Πίνακας1.B" style:family="table-column">
      <style:table-column-properties style:column-width="3.201cm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paragraph-rsid="00006c35"/>
    </style:style>
    <style:style style:name="P2" style:family="paragraph" style:parent-style-name="Standard">
      <style:text-properties fo:font-weight="bold" officeooo:rsid="00032d07" officeooo:paragraph-rsid="00032d0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4" style:family="paragraph" style:parent-style-name="Text_20_body">
      <style:text-properties officeooo:rsid="0013d528" officeooo:paragraph-rsid="0013d528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2f554b"/>
    </style:style>
    <style:style style:name="P7" style:family="paragraph" style:parent-style-name="Text_20_body">
      <style:paragraph-properties fo:text-align="justify" style:justify-single-word="false"/>
      <style:text-properties officeooo:paragraph-rsid="00313a1a"/>
    </style:style>
    <style:style style:name="P8" style:family="paragraph" style:parent-style-name="Text_20_body">
      <style:paragraph-properties fo:text-align="justify" style:justify-single-word="false"/>
      <style:text-properties officeooo:paragraph-rsid="004cf4cf"/>
    </style:style>
    <style:style style:name="P9" style:family="paragraph" style:parent-style-name="Text_20_body">
      <style:paragraph-properties fo:text-align="justify" style:justify-single-word="false"/>
      <style:text-properties officeooo:paragraph-rsid="00662675"/>
    </style:style>
    <style:style style:name="P10" style:family="paragraph" style:parent-style-name="Text_20_body">
      <style:paragraph-properties fo:text-align="justify" style:justify-single-word="false"/>
      <style:text-properties officeooo:paragraph-rsid="006eac9f"/>
    </style:style>
    <style:style style:name="P11" style:family="paragraph" style:parent-style-name="Text_20_body">
      <style:paragraph-properties fo:text-align="justify" style:justify-single-word="false"/>
      <style:text-properties officeooo:paragraph-rsid="007393c7"/>
    </style:style>
    <style:style style:name="P12" style:family="paragraph" style:parent-style-name="Text_20_body">
      <style:paragraph-properties fo:text-align="justify" style:justify-single-word="false"/>
      <style:text-properties officeooo:paragraph-rsid="001ab69d"/>
    </style:style>
    <style:style style:name="P13" style:family="paragraph" style:parent-style-name="Text_20_body">
      <style:paragraph-properties fo:text-align="center" style:justify-single-word="false"/>
      <style:text-properties fo:language="el" fo:country="GR" officeooo:rsid="00202643" officeooo:paragraph-rsid="0021dc8d"/>
    </style:style>
    <style:style style:name="P14" style:family="paragraph" style:parent-style-name="Text_20_body">
      <style:text-properties fo:language="el" fo:country="GR" officeooo:rsid="006000f4" officeooo:paragraph-rsid="006000f4"/>
    </style:style>
    <style:style style:name="P15" style:family="paragraph" style:parent-style-name="Text_20_body">
      <style:text-properties fo:font-size="10.5pt" officeooo:paragraph-rsid="005ab0b6" style:font-size-asian="10.5pt" style:font-size-complex="10.5pt"/>
    </style:style>
    <style:style style:name="P16" style:family="paragraph" style:parent-style-name="Text_20_body">
      <style:paragraph-properties fo:text-align="start" style:justify-single-word="false"/>
      <style:text-properties fo:font-size="10.5pt" style:font-size-asian="10.5pt" style:font-size-complex="10.5pt"/>
    </style:style>
    <style:style style:name="P17" style:family="paragraph" style:parent-style-name="Text_20_body">
      <style:paragraph-properties fo:text-align="justify" style:justify-single-word="false"/>
      <style:text-properties fo:font-size="10.5pt" officeooo:rsid="0080bc6e" officeooo:paragraph-rsid="0080bc6e" style:font-size-asian="10.5pt" style:font-size-complex="10.5pt"/>
    </style:style>
    <style:style style:name="P18" style:family="paragraph" style:parent-style-name="Text_20_body">
      <style:text-properties officeooo:rsid="0015b0ae" officeooo:paragraph-rsid="0015b0ae"/>
    </style:style>
    <style:style style:name="P19" style:family="paragraph" style:parent-style-name="Text_20_body">
      <style:paragraph-properties fo:text-align="justify" style:justify-single-word="false"/>
      <style:text-properties officeooo:rsid="0015b0ae" officeooo:paragraph-rsid="007270b9"/>
    </style:style>
    <style:style style:name="P20" style:family="paragraph" style:parent-style-name="Table_20_Contents">
      <style:text-properties officeooo:rsid="003a0e5c" officeooo:paragraph-rsid="003a0e5c"/>
    </style:style>
    <style:style style:name="P21" style:family="paragraph" style:parent-style-name="Table_20_Contents">
      <style:text-properties fo:language="el" fo:country="GR" officeooo:rsid="003a0e5c" officeooo:paragraph-rsid="003a0e5c"/>
    </style:style>
    <style:style style:name="P22" style:family="paragraph" style:parent-style-name="Table_20_Contents">
      <style:text-properties fo:language="el" fo:country="GR" officeooo:rsid="003a6e44" officeooo:paragraph-rsid="003a6e44"/>
    </style:style>
    <style:style style:name="P23" style:family="paragraph" style:parent-style-name="Table_20_Contents">
      <style:text-properties fo:language="en" fo:country="US" officeooo:rsid="003a6e44" officeooo:paragraph-rsid="003a6e44"/>
    </style:style>
    <style:style style:name="P24" style:family="paragraph" style:parent-style-name="Table_20_Contents">
      <style:paragraph-properties fo:text-align="center" style:justify-single-word="false"/>
      <style:text-properties officeooo:rsid="003a7ca2" officeooo:paragraph-rsid="003a7ca2"/>
    </style:style>
    <style:style style:name="P25" style:family="paragraph" style:parent-style-name="Table_20_Contents">
      <style:paragraph-properties fo:text-align="center" style:justify-single-word="false"/>
      <style:text-properties officeooo:rsid="003b1195" officeooo:paragraph-rsid="003b1195"/>
    </style:style>
    <style:style style:name="P26" style:family="paragraph" style:parent-style-name="Table_20_Contents">
      <style:paragraph-properties fo:text-align="center" style:justify-single-word="false"/>
      <style:text-properties officeooo:rsid="003c0a14" officeooo:paragraph-rsid="003c0a14"/>
    </style:style>
    <style:style style:name="P27" style:family="paragraph" style:parent-style-name="Table_20_Contents">
      <style:paragraph-properties fo:text-align="center" style:justify-single-word="false"/>
      <style:text-properties officeooo:paragraph-rsid="003b1195"/>
    </style:style>
    <style:style style:name="P28" style:family="paragraph" style:parent-style-name="Table_20_Contents">
      <style:paragraph-properties fo:text-align="center" style:justify-single-word="false"/>
      <style:text-properties officeooo:paragraph-rsid="003a6e44"/>
    </style:style>
    <style:style style:name="P29" style:family="paragraph" style:parent-style-name="Caption">
      <style:paragraph-properties fo:text-align="center" style:justify-single-word="false"/>
    </style:style>
    <style:style style:name="P30" style:family="paragraph" style:parent-style-name="Text_20_body">
      <style:text-properties fo:language="en" fo:country="US" officeooo:rsid="0060b68f" officeooo:paragraph-rsid="006000f4"/>
    </style:style>
    <style:style style:name="P31" style:family="paragraph" style:parent-style-name="Text_20_body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officeooo:rsid="006ddd52" officeooo:paragraph-rsid="0070bf6a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officeooo:rsid="006ddd52" officeooo:paragraph-rsid="007393c7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officeooo:rsid="0012013f" officeooo:paragraph-rsid="0070bf6a"/>
    </style:style>
    <style:style style:name="P34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35" style:family="paragraph" style:parent-style-name="Heading_20_3">
      <style:text-properties fo:language="el" fo:country="GR" officeooo:rsid="0080bc6e" officeooo:paragraph-rsid="0080bc6e"/>
    </style:style>
    <style:style style:name="P36" style:family="paragraph" style:parent-style-name="Heading_20_3">
      <style:text-properties officeooo:paragraph-rsid="00188473"/>
    </style:style>
    <style:style style:name="P37" style:family="paragraph" style:parent-style-name="Heading_20_3">
      <style:text-properties officeooo:paragraph-rsid="001a68f7"/>
    </style:style>
    <style:style style:name="P38" style:family="paragraph" style:parent-style-name="Standard">
      <style:text-properties fo:font-size="10.5pt" officeooo:rsid="0015b0ae" officeooo:paragraph-rsid="0080bc6e" style:font-size-asian="10.5pt" style:font-size-complex="10.5pt"/>
    </style:style>
    <style:style style:name="P39" style:family="paragraph" style:parent-style-name="Standard">
      <style:paragraph-properties fo:text-align="center" style:justify-single-word="false"/>
      <style:text-properties officeooo:paragraph-rsid="00006c35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32d07"/>
    </style:style>
    <style:style style:name="T3" style:family="text">
      <style:text-properties fo:language="el" fo:country="GR" officeooo:rsid="006b9977"/>
    </style:style>
    <style:style style:name="T4" style:family="text">
      <style:text-properties fo:language="el" fo:country="GR" officeooo:rsid="00bc7812"/>
    </style:style>
    <style:style style:name="T5" style:family="text">
      <style:text-properties fo:language="el" fo:country="GR" officeooo:rsid="009da856"/>
    </style:style>
    <style:style style:name="T6" style:family="text">
      <style:text-properties fo:language="el" fo:country="GR" officeooo:rsid="001ab69d"/>
    </style:style>
    <style:style style:name="T7" style:family="text">
      <style:text-properties fo:language="el" fo:country="GR" officeooo:rsid="001ae0a3"/>
    </style:style>
    <style:style style:name="T8" style:family="text">
      <style:text-properties fo:language="el" fo:country="GR" officeooo:rsid="001ae613"/>
    </style:style>
    <style:style style:name="T9" style:family="text">
      <style:text-properties fo:language="el" fo:country="GR" officeooo:rsid="001b80cf"/>
    </style:style>
    <style:style style:name="T10" style:family="text">
      <style:text-properties fo:language="el" fo:country="GR" officeooo:rsid="001c586b"/>
    </style:style>
    <style:style style:name="T11" style:family="text">
      <style:text-properties fo:language="el" fo:country="GR" officeooo:rsid="001c735b"/>
    </style:style>
    <style:style style:name="T12" style:family="text">
      <style:text-properties fo:language="el" fo:country="GR" officeooo:rsid="001e04b3"/>
    </style:style>
    <style:style style:name="T13" style:family="text">
      <style:text-properties fo:language="el" fo:country="GR" officeooo:rsid="001e53d7"/>
    </style:style>
    <style:style style:name="T14" style:family="text">
      <style:text-properties fo:language="el" fo:country="GR" officeooo:rsid="00202643"/>
    </style:style>
    <style:style style:name="T15" style:family="text">
      <style:text-properties fo:language="el" fo:country="GR" officeooo:rsid="002d86c8"/>
    </style:style>
    <style:style style:name="T16" style:family="text">
      <style:text-properties fo:language="el" fo:country="GR" officeooo:rsid="002f1a33"/>
    </style:style>
    <style:style style:name="T17" style:family="text">
      <style:text-properties fo:language="el" fo:country="GR" officeooo:rsid="002f554b"/>
    </style:style>
    <style:style style:name="T18" style:family="text">
      <style:text-properties fo:language="el" fo:country="GR" officeooo:rsid="002f66d0"/>
    </style:style>
    <style:style style:name="T19" style:family="text">
      <style:text-properties fo:language="el" fo:country="GR" officeooo:rsid="00313a1a"/>
    </style:style>
    <style:style style:name="T20" style:family="text">
      <style:text-properties fo:language="el" fo:country="GR" officeooo:rsid="00319f06"/>
    </style:style>
    <style:style style:name="T21" style:family="text">
      <style:text-properties fo:language="el" fo:country="GR" fo:font-style="normal" officeooo:rsid="00319f06" style:font-style-asian="normal" style:font-style-complex="normal"/>
    </style:style>
    <style:style style:name="T22" style:family="text">
      <style:text-properties fo:language="el" fo:country="GR" fo:font-style="normal" officeooo:rsid="0032659f" style:font-style-asian="normal" style:font-style-complex="normal"/>
    </style:style>
    <style:style style:name="T23" style:family="text">
      <style:text-properties fo:language="el" fo:country="GR" fo:font-style="normal" officeooo:rsid="00340439" style:font-style-asian="normal" style:font-style-complex="normal"/>
    </style:style>
    <style:style style:name="T24" style:family="text">
      <style:text-properties fo:language="el" fo:country="GR" fo:font-style="normal" officeooo:rsid="00356066" style:font-style-asian="normal" style:font-style-complex="normal"/>
    </style:style>
    <style:style style:name="T25" style:family="text">
      <style:text-properties fo:language="el" fo:country="GR" fo:font-style="normal" officeooo:rsid="00374b37" style:font-style-asian="normal" style:font-style-complex="normal"/>
    </style:style>
    <style:style style:name="T26" style:family="text">
      <style:text-properties fo:language="el" fo:country="GR" officeooo:rsid="00374b37"/>
    </style:style>
    <style:style style:name="T27" style:family="text">
      <style:text-properties fo:language="el" fo:country="GR" officeooo:rsid="003a6e44"/>
    </style:style>
    <style:style style:name="T28" style:family="text">
      <style:text-properties fo:language="el" fo:country="GR" officeooo:rsid="003b1195"/>
    </style:style>
    <style:style style:name="T29" style:family="text">
      <style:text-properties fo:language="el" fo:country="GR" officeooo:rsid="0043ad4e"/>
    </style:style>
    <style:style style:name="T30" style:family="text">
      <style:text-properties fo:language="el" fo:country="GR" officeooo:rsid="00456687"/>
    </style:style>
    <style:style style:name="T31" style:family="text">
      <style:text-properties fo:language="el" fo:country="GR" officeooo:rsid="00473124"/>
    </style:style>
    <style:style style:name="T32" style:family="text">
      <style:text-properties fo:language="el" fo:country="GR" officeooo:rsid="004a1fd0"/>
    </style:style>
    <style:style style:name="T33" style:family="text">
      <style:text-properties fo:language="el" fo:country="GR" officeooo:rsid="004cf4cf"/>
    </style:style>
    <style:style style:name="T34" style:family="text">
      <style:text-properties fo:language="el" fo:country="GR" officeooo:rsid="004e6043"/>
    </style:style>
    <style:style style:name="T35" style:family="text">
      <style:text-properties fo:language="el" fo:country="GR" officeooo:rsid="0050e8a8"/>
    </style:style>
    <style:style style:name="T36" style:family="text">
      <style:text-properties fo:language="el" fo:country="GR" officeooo:rsid="00520e16"/>
    </style:style>
    <style:style style:name="T37" style:family="text">
      <style:text-properties fo:language="el" fo:country="GR" officeooo:rsid="005359ad"/>
    </style:style>
    <style:style style:name="T38" style:family="text">
      <style:text-properties fo:language="el" fo:country="GR" officeooo:rsid="005538df"/>
    </style:style>
    <style:style style:name="T39" style:family="text">
      <style:text-properties fo:language="el" fo:country="GR" officeooo:rsid="0056489f"/>
    </style:style>
    <style:style style:name="T40" style:family="text">
      <style:text-properties fo:language="el" fo:country="GR" officeooo:rsid="00574a20"/>
    </style:style>
    <style:style style:name="T41" style:family="text">
      <style:text-properties fo:language="el" fo:country="GR" officeooo:rsid="00594904"/>
    </style:style>
    <style:style style:name="T42" style:family="text">
      <style:text-properties fo:language="el" fo:country="GR" officeooo:rsid="005a4b81"/>
    </style:style>
    <style:style style:name="T43" style:family="text">
      <style:text-properties fo:language="el" fo:country="GR" officeooo:rsid="005c939e"/>
    </style:style>
    <style:style style:name="T44" style:family="text">
      <style:text-properties fo:language="el" fo:country="GR" officeooo:rsid="005dfa59"/>
    </style:style>
    <style:style style:name="T45" style:family="text">
      <style:text-properties fo:language="el" fo:country="GR" officeooo:rsid="00662675"/>
    </style:style>
    <style:style style:name="T46" style:family="text">
      <style:text-properties fo:language="el" fo:country="GR" officeooo:rsid="0066b2e6"/>
    </style:style>
    <style:style style:name="T47" style:family="text">
      <style:text-properties fo:language="el" fo:country="GR" officeooo:rsid="006c590f"/>
    </style:style>
    <style:style style:name="T48" style:family="text">
      <style:text-properties fo:language="el" fo:country="GR" officeooo:rsid="0077d522"/>
    </style:style>
    <style:style style:name="T49" style:family="text">
      <style:text-properties fo:language="el" fo:country="GR" officeooo:rsid="0077fc73"/>
    </style:style>
    <style:style style:name="T50" style:family="text">
      <style:text-properties fo:language="el" fo:country="GR" officeooo:rsid="0079a68b"/>
    </style:style>
    <style:style style:name="T51" style:family="text">
      <style:text-properties fo:language="el" fo:country="GR" officeooo:rsid="007b2c90"/>
    </style:style>
    <style:style style:name="T52" style:family="text">
      <style:text-properties fo:language="el" fo:country="GR" officeooo:rsid="007dd6cd"/>
    </style:style>
    <style:style style:name="T53" style:family="text">
      <style:text-properties fo:language="el" fo:country="GR" officeooo:rsid="007fd3e4"/>
    </style:style>
    <style:style style:name="T54" style:family="text">
      <style:text-properties fo:language="el" fo:country="GR" officeooo:rsid="0080838b"/>
    </style:style>
    <style:style style:name="T55" style:family="text">
      <style:text-properties fo:language="el" fo:country="GR" officeooo:rsid="0082aba8"/>
    </style:style>
    <style:style style:name="T56" style:family="text">
      <style:text-properties fo:language="el" fo:country="GR" officeooo:rsid="00847d6d"/>
    </style:style>
    <style:style style:name="T57" style:family="text">
      <style:text-properties fo:language="el" fo:country="GR" officeooo:rsid="006698c3"/>
    </style:style>
    <style:style style:name="T58" style:family="text">
      <style:text-properties fo:language="el" fo:country="GR" officeooo:rsid="0085e56c"/>
    </style:style>
    <style:style style:name="T59" style:family="text">
      <style:text-properties officeooo:rsid="006b9977"/>
    </style:style>
    <style:style style:name="T60" style:family="text">
      <style:text-properties fo:language="en" fo:country="US"/>
    </style:style>
    <style:style style:name="T61" style:family="text">
      <style:text-properties fo:language="en" fo:country="US" officeooo:rsid="001ab69d"/>
    </style:style>
    <style:style style:name="T62" style:family="text">
      <style:text-properties fo:language="en" fo:country="US" officeooo:rsid="001b80cf"/>
    </style:style>
    <style:style style:name="T63" style:family="text">
      <style:text-properties fo:language="en" fo:country="US" officeooo:rsid="002f66d0"/>
    </style:style>
    <style:style style:name="T64" style:family="text">
      <style:text-properties fo:language="en" fo:country="US" fo:font-style="italic" officeooo:rsid="00319f06" style:font-style-asian="italic" style:font-style-complex="italic"/>
    </style:style>
    <style:style style:name="T65" style:family="text">
      <style:text-properties fo:language="en" fo:country="US" fo:font-style="normal" officeooo:rsid="00319f06" style:font-style-asian="normal" style:font-style-complex="normal"/>
    </style:style>
    <style:style style:name="T66" style:family="text">
      <style:text-properties fo:language="en" fo:country="US" fo:font-style="normal" officeooo:rsid="00374b37" style:font-style-asian="normal" style:font-style-complex="normal"/>
    </style:style>
    <style:style style:name="T67" style:family="text">
      <style:text-properties fo:language="en" fo:country="US" officeooo:rsid="003a7ca2"/>
    </style:style>
    <style:style style:name="T68" style:family="text">
      <style:text-properties fo:language="en" fo:country="US" officeooo:rsid="003b1195"/>
    </style:style>
    <style:style style:name="T69" style:family="text">
      <style:text-properties fo:language="en" fo:country="US" officeooo:rsid="00456687"/>
    </style:style>
    <style:style style:name="T70" style:family="text">
      <style:text-properties fo:language="en" fo:country="US" officeooo:rsid="00473124"/>
    </style:style>
    <style:style style:name="T71" style:family="text">
      <style:text-properties fo:language="en" fo:country="US" officeooo:rsid="004a1fd0"/>
    </style:style>
    <style:style style:name="T72" style:family="text">
      <style:text-properties fo:language="en" fo:country="US" officeooo:rsid="004cf4cf"/>
    </style:style>
    <style:style style:name="T73" style:family="text">
      <style:text-properties fo:language="en" fo:country="US" officeooo:rsid="0050e8a8"/>
    </style:style>
    <style:style style:name="T74" style:family="text">
      <style:text-properties fo:language="en" fo:country="US" officeooo:rsid="0056489f"/>
    </style:style>
    <style:style style:name="T75" style:family="text">
      <style:text-properties fo:language="en" fo:country="US" officeooo:rsid="0043ad4e"/>
    </style:style>
    <style:style style:name="T76" style:family="text">
      <style:text-properties fo:language="en" fo:country="US" officeooo:rsid="00574a20"/>
    </style:style>
    <style:style style:name="T77" style:family="text">
      <style:text-properties fo:language="en" fo:country="US" officeooo:rsid="00594904"/>
    </style:style>
    <style:style style:name="T78" style:family="text">
      <style:text-properties fo:language="en" fo:country="US" officeooo:rsid="005ab0b6"/>
    </style:style>
    <style:style style:name="T79" style:family="text">
      <style:text-properties fo:language="en" fo:country="US" officeooo:rsid="005c939e"/>
    </style:style>
    <style:style style:name="T80" style:family="text">
      <style:text-properties fo:language="en" fo:country="US" officeooo:rsid="005dfa59"/>
    </style:style>
    <style:style style:name="T81" style:family="text">
      <style:text-properties fo:language="en" fo:country="US" officeooo:rsid="005ee231"/>
    </style:style>
    <style:style style:name="T82" style:family="text">
      <style:text-properties fo:language="en" fo:country="US" officeooo:rsid="0060b68f"/>
    </style:style>
    <style:style style:name="T83" style:family="text">
      <style:text-properties fo:language="en" fo:country="US" officeooo:rsid="00623081"/>
    </style:style>
    <style:style style:name="T84" style:family="text">
      <style:text-properties fo:language="en" fo:country="US" officeooo:rsid="00662675"/>
    </style:style>
    <style:style style:name="T85" style:family="text">
      <style:text-properties fo:language="en" fo:country="US" officeooo:rsid="006c590f"/>
    </style:style>
    <style:style style:name="T86" style:family="text">
      <style:text-properties fo:language="en" fo:country="US" style:text-underline-style="solid" style:text-underline-width="auto" style:text-underline-color="font-color" fo:font-weight="bold" officeooo:rsid="006ddd52" style:font-weight-asian="bold" style:font-weight-complex="bold"/>
    </style:style>
    <style:style style:name="T87" style:family="text">
      <style:text-properties fo:language="en" fo:country="US" style:text-underline-style="solid" style:text-underline-width="auto" style:text-underline-color="font-color" fo:font-weight="bold" officeooo:rsid="007393c7" style:font-weight-asian="bold" style:font-weight-complex="bold"/>
    </style:style>
    <style:style style:name="T88" style:family="text">
      <style:text-properties fo:language="en" fo:country="US" officeooo:rsid="0077d522"/>
    </style:style>
    <style:style style:name="T89" style:family="text">
      <style:text-properties fo:language="en" fo:country="US" officeooo:rsid="0077fc73"/>
    </style:style>
    <style:style style:name="T90" style:family="text">
      <style:text-properties fo:language="en" fo:country="US" officeooo:rsid="007b2c90"/>
    </style:style>
    <style:style style:name="T91" style:family="text">
      <style:text-properties fo:language="en" fo:country="US" officeooo:rsid="0079a68b"/>
    </style:style>
    <style:style style:name="T92" style:family="text">
      <style:text-properties fo:language="en" fo:country="US" officeooo:rsid="006698c3"/>
    </style:style>
    <style:style style:name="T93" style:family="text">
      <style:text-properties style:font-name="Liberation Sans" fo:font-size="14.1000003814697pt" fo:language="el" fo:country="GR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94" style:family="text">
      <style:text-properties style:font-name="Liberation Sans" fo:font-size="14.1000003814697pt" fo:language="el" fo:country="GR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95" style:family="text">
      <style:text-properties officeooo:rsid="003a6e44"/>
    </style:style>
    <style:style style:name="T96" style:family="text">
      <style:text-properties officeooo:rsid="003a7ca2"/>
    </style:style>
    <style:style style:name="T97" style:family="text">
      <style:text-properties officeooo:rsid="003b1195"/>
    </style:style>
    <style:style style:name="T98" style:family="text">
      <style:text-properties officeooo:rsid="003c5f89"/>
    </style:style>
    <style:style style:name="T99" style:family="text">
      <style:text-properties officeooo:rsid="003d8e2f"/>
    </style:style>
    <style:style style:name="T100" style:family="text">
      <style:text-properties style:text-position="sub 58%" fo:language="en" fo:country="US" officeooo:rsid="005ab0b6"/>
    </style:style>
    <style:style style:name="T101" style:family="text">
      <style:text-properties style:text-position="sub 58%" fo:language="en" fo:country="US" officeooo:rsid="0060b68f"/>
    </style:style>
    <style:style style:name="T102" style:family="text">
      <style:text-properties style:text-position="0% 100%" fo:language="en" fo:country="US" officeooo:rsid="005ab0b6"/>
    </style:style>
    <style:style style:name="T103" style:family="text">
      <style:text-properties style:text-position="0% 100%" fo:language="en" fo:country="US" officeooo:rsid="005ee231"/>
    </style:style>
    <style:style style:name="T104" style:family="text">
      <style:text-properties style:text-position="0% 100%" fo:language="el" fo:country="GR" officeooo:rsid="005ab0b6"/>
    </style:style>
    <style:style style:name="T105" style:family="text">
      <style:text-properties text:display="none"/>
    </style:style>
    <style:style style:name="T106" style:family="text">
      <style:text-properties officeooo:rsid="007270b9"/>
    </style:style>
    <style:style style:name="T107" style:family="text">
      <style:text-properties officeooo:rsid="008606ad"/>
    </style:style>
    <style:style style:name="T108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109" style:family="text">
      <style:text-properties fo:font-size="20pt" fo:language="en" fo:country="US" fo:font-weight="bold" officeooo:rsid="008606ad" style:font-size-asian="17.5pt" style:font-weight-asian="bold" style:font-size-complex="2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ΗΡΥ411- Ενσωματωμένα Συστήματα Μικροεπεξεργαστών</text:p>
      <text:p text:style-name="Standard"/>
      <text:p text:style-name="P39"><text:span text:style-name="T108">Εργαστήριο </text:span><text:span text:style-name="T109">2</text:span></text:p>
      <text:p text:style-name="Standard"/>
      <text:p text:style-name="P2">LAB41145851</text:p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"><text:span text:style-name="T2">Εμμανουήλ</text:span> Πετράκος</text:p>
          </table:table-cell>
          <table:table-cell table:style-name="Πίνακας1.B1" office:value-type="string">
            <text:p text:style-name="P1">ΑΜ 2014030009</text:p>
          </table:table-cell>
        </table:table-row>
      </table:table>
      <text:p text:style-name="Text_20_body"/>
      <text:p text:style-name="P12"><text:span text:style-name="T9"/></text:p>
      <text:p text:style-name="Standard"/>
      <text:h text:style-name="P34" text:outline-level="3">Επεξήγηση προσέγγισης</text:h>
      <text:p text:style-name="Standard"><text:span text:style-name="T57"/></text:p>
      <text:p text:style-name="Standard"/>
      <text:h text:style-name="P36" text:outline-level="3"><text:span text:style-name="T3">Πειραμ</text:span><text:span text:style-name="T4">α</text:span><text:span text:style-name="T3">τική</text:span><text:span text:style-name="T59"> </text:span><text:span text:style-name="T3">Διαδικασία</text:span></text:h>
      <text:p text:style-name="Standard"/>
      <text:p text:style-name="P33"><text:span text:style-name="T47"/></text:p>
      <text:h text:style-name="P37" text:outline-level="3"><text:span text:style-name="T93">Ανάλυση</text:span><text:span text:style-name="T5"> &amp; </text:span><text:span text:style-name="T94">Παρατηρήσεις</text:span></text:h>
      <text:p text:style-name="Standard"><text:span text:style-name="T54"/></text:p>
      <text:p text:style-name="P4"/>
      <text:h text:style-name="P35" text:outline-level="3">Πηγές</text:h>
      <text:p text:style-name="Standard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Roboto" svg:font-family="Roboto, 'Segoe UI', Tahom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0-13T09:47:59.368000000</dc:date>
    <meta:editing-duration>PT10H35M49S</meta:editing-duration>
    <meta:editing-cycles>88</meta:editing-cycles>
    <meta:document-statistic meta:table-count="1" meta:image-count="0" meta:object-count="0" meta:page-count="1" meta:paragraph-count="9" meta:word-count="19" meta:character-count="172" meta:non-whitespace-character-count="162"/>
  </office:meta>
</office:document-meta>
</file>